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7188in" fo:margin-left="-0.0063in" table:align="left"/>
    </style:style>
    <style:style style:name="Table2.A" style:family="table-column">
      <style:table-column-properties style:column-width="2.2396in"/>
    </style:style>
    <style:style style:name="Table2.B" style:family="table-column">
      <style:table-column-properties style:column-width="2.6771in"/>
    </style:style>
    <style:style style:name="Table2.C" style:family="table-column">
      <style:table-column-properties style:column-width="2.8021in"/>
    </style:style>
    <style:style style:name="Table2.A1" style:family="table-cell">
      <style:table-cell-properties fo:padding="0.0382in" fo:border-left="none" fo:border-right="none" fo:border-top="1pt solid #000000" fo:border-bottom="none"/>
    </style:style>
    <style:style style:name="Table1" style:family="table">
      <style:table-properties style:width="7.7188in" fo:margin-left="-0.0167in" table:align="left"/>
    </style:style>
    <style:style style:name="Table1.A" style:family="table-column">
      <style:table-column-properties style:column-width="1.2479in"/>
    </style:style>
    <style:style style:name="Table1.B" style:family="table-column">
      <style:table-column-properties style:column-width="6.4708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none" fo:border-right="none" fo:border-top="1pt solid #000000" fo:border-bottom="none"/>
    </style:style>
    <style:style style:name="Table1.9" style:family="table-row">
      <style:table-row-properties style:min-row-height="0.7868in"/>
    </style:style>
    <style:style style:name="Table1.A9" style:family="table-cell">
      <style:table-cell-properties fo:padding="0.0382in" fo:border-left="none" fo:border-right="none" fo:border-top="none" fo:border-bottom="1pt solid #000000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Liberation Sans" officeooo:rsid="00138b9e" officeooo:paragraph-rsid="00138b9e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28pt" fo:font-weight="bold" officeooo:rsid="00152559" officeooo:paragraph-rsid="00152559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top="0in" fo:margin-bottom="0in" loext:contextual-spacing="false" fo:line-height="50%" fo:text-align="center" style:justify-single-word="false"/>
      <style:text-properties style:font-name="Liberation Sans" officeooo:rsid="00073365" officeooo:paragraph-rsid="00073365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073365" officeooo:paragraph-rsid="000bae7c"/>
    </style:style>
    <style:style style:name="P5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style:font-size-asian="11pt" style:font-size-complex="11pt"/>
    </style:style>
    <style:style style:name="P6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7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8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073365" officeooo:paragraph-rsid="0017a243" style:font-size-asian="11pt" style:font-size-complex="11pt"/>
    </style:style>
    <style:style style:name="P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10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1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12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152559" officeooo:paragraph-rsid="00073365" style:font-size-asian="11pt" style:font-size-complex="11pt"/>
    </style:style>
    <style:style style:name="P13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152559" officeooo:paragraph-rsid="00152559" style:font-size-asian="11pt" style:font-size-complex="11pt"/>
    </style:style>
    <style:style style:name="P14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1f9bec" officeooo:paragraph-rsid="006fb3b9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306af7" officeooo:paragraph-rsid="00306af7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512202" officeooo:paragraph-rsid="00512202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28c1cb" officeooo:paragraph-rsid="0028c1cb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1e1960" officeooo:paragraph-rsid="001e1960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none" fo:font-weight="bold" officeooo:rsid="001f9bec" officeooo:paragraph-rsid="001f9bec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none" fo:font-weight="bold" officeooo:rsid="00073365" officeooo:paragraph-rsid="00073365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Liberation Sans" fo:font-size="11pt" fo:font-weight="bold" officeooo:rsid="0020d807" officeooo:paragraph-rsid="0023e402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fo:font-size="11pt" fo:font-weight="bold" officeooo:rsid="0033cf99" officeooo:paragraph-rsid="0033cf99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3a3337" officeooo:paragraph-rsid="0033cf99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3e402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702eaa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568cd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33cf99" officeooo:paragraph-rsid="007201f1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76a598" officeooo:paragraph-rsid="0076a598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20d807" officeooo:paragraph-rsid="0023e402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33cf99" officeooo:paragraph-rsid="00738adf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officeooo:paragraph-rsid="0033cf99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rsid="0053f77e" officeooo:paragraph-rsid="0053f77e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53f77e" officeooo:paragraph-rsid="0053f77e" style:font-weight-asian="normal" style:font-weight-complex="normal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6pt" fo:font-weight="bold" officeooo:rsid="001e1960" officeooo:paragraph-rsid="000bae7c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6pt" fo:font-weight="bold" officeooo:rsid="001e1960" officeooo:paragraph-rsid="0039e53e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6pt" fo:font-weight="bold" officeooo:rsid="001e1960" officeooo:paragraph-rsid="001e1960" style:font-size-asian="16pt" style:font-weight-asian="bold" style:font-size-complex="16pt" style:font-weight-complex="bold"/>
    </style:style>
    <style:style style:name="T1" style:family="text">
      <style:text-properties style:font-name="Liberation Sans" fo:font-size="13pt" style:font-size-asian="13pt" style:font-size-complex="13pt"/>
    </style:style>
    <style:style style:name="T2" style:family="text">
      <style:text-properties style:font-name="Liberation Sans" fo:font-size="11pt" fo:font-weight="bold" officeooo:rsid="0037aad7" style:font-size-asian="11pt" style:font-weight-asian="bold" style:font-size-complex="11pt" style:font-weight-complex="bold"/>
    </style:style>
    <style:style style:name="T3" style:family="text">
      <style:text-properties style:font-name="Liberation Sans" fo:font-size="11pt" fo:font-weight="bold" officeooo:rsid="001e1960" style:font-size-asian="11pt" style:font-weight-asian="bold" style:font-size-complex="11pt" style:font-weight-complex="bold"/>
    </style:style>
    <style:style style:name="T4" style:family="text">
      <style:text-properties style:font-name="Liberation Sans" fo:font-size="11pt" fo:font-weight="normal" officeooo:rsid="003a3337" style:font-size-asian="11pt" style:font-weight-asian="normal" style:font-size-complex="11pt" style:font-weight-complex="normal"/>
    </style:style>
    <style:style style:name="T5" style:family="text">
      <style:text-properties style:font-name="Liberation Sans" fo:font-size="11pt" style:font-size-asian="11pt" style:font-size-complex="11pt"/>
    </style:style>
    <style:style style:name="T6" style:family="text">
      <style:text-properties style:font-name="Liberation Sans" fo:font-size="11pt" officeooo:rsid="003a3337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60a9"/>
    </style:style>
    <style:style style:name="T9" style:family="text">
      <style:text-properties officeooo:rsid="001e196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3cf99" style:font-weight-asian="normal" style:font-weight-complex="normal"/>
    </style:style>
    <style:style style:name="T12" style:family="text">
      <style:text-properties fo:font-weight="normal" officeooo:rsid="0068b5ee" style:font-weight-asian="normal" style:font-weight-complex="normal"/>
    </style:style>
    <style:style style:name="T13" style:family="text">
      <style:text-properties officeooo:rsid="0020d389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officeooo:rsid="0021fffe"/>
    </style:style>
    <style:style style:name="T16" style:family="text">
      <style:text-properties officeooo:rsid="002afd25"/>
    </style:style>
    <style:style style:name="T17" style:family="text">
      <style:text-properties officeooo:rsid="002ce993"/>
    </style:style>
    <style:style style:name="T18" style:family="text">
      <style:text-properties officeooo:rsid="002d3acc"/>
    </style:style>
    <style:style style:name="T19" style:family="text">
      <style:text-properties officeooo:rsid="00320769"/>
    </style:style>
    <style:style style:name="T20" style:family="text">
      <style:text-properties officeooo:rsid="0033cf99"/>
    </style:style>
    <style:style style:name="T21" style:family="text">
      <style:text-properties officeooo:rsid="0035ca2f"/>
    </style:style>
    <style:style style:name="T22" style:family="text">
      <style:text-properties officeooo:rsid="0037aad7"/>
    </style:style>
    <style:style style:name="T23" style:family="text">
      <style:text-properties officeooo:rsid="0039edf8"/>
    </style:style>
    <style:style style:name="T24" style:family="text">
      <style:text-properties officeooo:rsid="0042a48a"/>
    </style:style>
    <style:style style:name="T25" style:family="text">
      <style:text-properties officeooo:rsid="00448a63"/>
    </style:style>
    <style:style style:name="T26" style:family="text">
      <style:text-properties officeooo:rsid="00512202"/>
    </style:style>
    <style:style style:name="T27" style:family="text">
      <style:text-properties officeooo:rsid="00524450"/>
    </style:style>
    <style:style style:name="T28" style:family="text">
      <style:text-properties officeooo:rsid="0053490c"/>
    </style:style>
    <style:style style:name="T29" style:family="text">
      <style:text-properties officeooo:rsid="00568cd9"/>
    </style:style>
    <style:style style:name="T30" style:family="text">
      <style:text-properties officeooo:rsid="0057aa76"/>
    </style:style>
    <style:style style:name="T31" style:family="text">
      <style:text-properties officeooo:rsid="00595a07"/>
    </style:style>
    <style:style style:name="T32" style:family="text">
      <style:text-properties officeooo:rsid="005d080a"/>
    </style:style>
    <style:style style:name="T33" style:family="text">
      <style:text-properties officeooo:rsid="0067f97c"/>
    </style:style>
    <style:style style:name="T34" style:family="text">
      <style:text-properties officeooo:rsid="006bd6cb"/>
    </style:style>
    <style:style style:name="T35" style:family="text">
      <style:text-properties officeooo:rsid="006e8745"/>
    </style:style>
    <style:style style:name="T36" style:family="text">
      <style:text-properties officeooo:rsid="006ff970"/>
    </style:style>
    <style:style style:name="T37" style:family="text">
      <style:text-properties officeooo:rsid="007201f1"/>
    </style:style>
    <style:style style:name="T38" style:family="text">
      <style:text-properties officeooo:rsid="00778a40"/>
    </style:style>
    <style:style style:name="T39" style:family="text">
      <style:text-properties officeooo:rsid="007aee37"/>
    </style:style>
    <style:style style:name="T40" style:family="text">
      <style:text-properties officeooo:rsid="007bb2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than Robin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4">17 Tiger Lily Lane</text:p>
            <text:p text:style-name="P45">Cape Elizabeth</text:p>
            <text:p text:style-name="P45">M<text:span text:style-name="T26">aine</text:span> 04107</text:p>
            <text:p text:style-name="P46"/>
            <text:p text:style-name="P46">(207) 303-9817</text:p>
            <text:p text:style-name="P4"><text:a xlink:type="simple" xlink:href="mailto:nrobinson2000@me.com" text:style-name="Internet_20_link" text:visited-style-name="Visited_20_Internet_20_Link"><text:span text:style-name="T1">nrobinson2000@me.com</text:span></text:a></text:p>
          </table:table-cell>
          <table:table-cell table:style-name="Table2.A1" office:value-type="string">
            <text:p text:style-name="P30">Social <text:span text:style-name="T34">M</text:span>edia:</text:p>
            <text:p text:style-name="P40"><text:span text:style-name="T10">Twitter, GitHub, Linked</text:span><text:span text:style-name="T12">I</text:span><text:span text:style-name="T11">n</text:span><text:span text:style-name="T10">:</text:span><text:span text:style-name="T7"> nrobinson2000</text:span></text:p>
            <text:p text:style-name="P31"/>
            <text:p text:style-name="P41"><text:span text:style-name="T2">Online </text:span><text:span text:style-name="T3">Portfolio: </text:span><text:a xlink:type="simple" xlink:href="https://nrobinson2000.me/" text:style-name="Internet_20_link" text:visited-style-name="Visited_20_Internet_20_Link"><text:span text:style-name="T4">https://nrobinson2000.me</text:span></text:a></text:p>
            <text:p text:style-name="P32"/>
            <text:p text:style-name="P42"><text:span text:style-name="T6">C</text:span><text:span text:style-name="T5">EHS Coding Club Blog:</text:span></text:p>
            <text:p text:style-name="P43"><text:a xlink:type="simple" xlink:href="https://cehscoding.club/" text:style-name="Internet_20_link" text:visited-style-name="Visited_20_Internet_20_Link"><text:span text:style-name="T5">https://cehscoding.club</text:span></text:a></text:p>
          </table:table-cell>
          <table:table-cell table:style-name="Table2.A1" office:value-type="string">
            <text:p text:style-name="P29"><text:span text:style-name="T30">Specialized </text:span>Skills:<text:span text:style-name="T14"> </text:span></text:p>
            <text:p text:style-name="P34">Particle Firmware Development,</text:p>
            <text:p text:style-name="P34">Full-Stack Web Administration</text:p>
            <text:p text:style-name="P38"/>
            <text:p text:style-name="P38"><text:span text:style-name="T30">Programming </text:span>Languages:</text:p>
            <text:p text:style-name="P35"><text:s/><text:span text:style-name="T20">Particle </text:span>C++, <text:span text:style-name="T20">Bash</text:span>, Python,</text:p>
            <text:p text:style-name="P37"><text:span text:style-name="T20">JavaScript, </text:span>HTML, CSS</text:p>
            <text:p text:style-name="P33"/>
            <text:p text:style-name="P39"><text:span text:style-name="T38">Familiar</text:span> <text:span text:style-name="T33">Platforms</text:span>:</text:p>
            <text:p text:style-name="P36">macOS, <text:span text:style-name="T37">Ubuntu Linux, Arduino,</text:span></text:p>
            <text:p text:style-name="P36">Raspberry Pi, <text:span text:style-name="T29">P</text:span>article Pho<text:span text:style-name="T25">ton</text:span></text:p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Experience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4">February 2017 – <text:span text:style-name="T35">Present</text:span></text:p>
          </table:table-cell>
          <table:table-cell table:style-name="Table1.A2" office:value-type="string">
            <text:p text:style-name="P22">Web <text:span text:style-name="T15">C</text:span>onsultant</text:p>
            <text:p text:style-name="P22"/>
            <text:p text:style-name="P16">C<text:span text:style-name="T13">reated </text:span>and administered the website for DPC New England, a coalition of doctors providing direct primary care. Developed Wordpress, Discourse, and <text:span text:style-name="T13">system </text:span>adminis<text:span text:style-name="T13">tration</text:span> skills on an Ubuntu Linux server. <text:span text:style-name="T27">Now providing administrative support and ongoing system updates.</text:span></text:p>
          </table:table-cell>
        </table:table-row>
        <table:table-row>
          <table:table-cell table:style-name="Table1.A1" office:value-type="string">
            <text:p text:style-name="P17">June 2015 <text:span text:style-name="T36">–</text:span> Present</text:p>
          </table:table-cell>
          <table:table-cell table:style-name="Table1.A1" office:value-type="string">
            <text:p text:style-name="P23">Particle Community Volunteer</text:p>
            <text:p text:style-name="P23"/>
            <text:p text:style-name="P18">Assisting <text:span text:style-name="T18">the </text:span>developers and <text:span text:style-name="T17">users</text:span> of Particle, a company providing extensive Internet of Things services and micro-controller development kits used by developers and companies worldwide. <text:span text:style-name="T21">I d</text:span>irectly addres<text:span text:style-name="T20">s</text:span> topics within the <text:span text:style-name="T16">active</text:span> community, provid<text:span text:style-name="T32">e</text:span> assistance with code, and <text:span text:style-name="T22">give</text:span> feedback on Particle’s tools and services.</text:p>
          </table:table-cell>
        </table:table-row>
        <table:table-row>
          <table:table-cell table:style-name="Table1.A1" office:value-type="string">
            <text:p text:style-name="P28">Education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1">2016 <text:span text:style-name="T36">– 2018</text:span></text:p>
          </table:table-cell>
          <table:table-cell table:style-name="Table1.A2" office:value-type="string">
            <text:p text:style-name="P22">Cape Elizabeth High School <text:s text:c="63"/><text:span text:style-name="T31">GPA: 90.58 <text:s/>SAT: 1,210</text:span></text:p>
            <text:p text:style-name="P15"/>
            <text:p text:style-name="P15">Coding Club <text:span text:style-name="T35">President</text:span>, Junior <text:span text:style-name="T23">V</text:span>arsity <text:span text:style-name="T24">B</text:span>asketball, <text:span text:style-name="T35">Technical Theatre</text:span></text:p>
            <text:p text:style-name="P15"/>
            <text:p text:style-name="P19">In Coding Club I focus on helping students create projects with the Particle IoT platform and teach them the fundamentals of <text:span text:style-name="T19">developing smart devices and web based applications.</text:span></text:p>
            <text:p text:style-name="P19"/>
            <text:p text:style-name="P20">Presented to the Cape Elizabeth Education Foundation and received a $1,200 grant to purchase Raspberry Pi and Particle Photon hardware kits for use in Coding Club.</text:p>
          </table:table-cell>
        </table:table-row>
        <table:table-row>
          <table:table-cell table:style-name="Table1.A1" office:value-type="string">
            <text:p text:style-name="P11">Summer 2016</text:p>
          </table:table-cell>
          <table:table-cell table:style-name="Table1.A1" office:value-type="string">
            <text:p text:style-name="P24">Oxbridge Experience in Boston</text:p>
            <text:p text:style-name="P24"/>
            <text:p text:style-name="P21">Majored in Computer Science and minored in Neuropsychology while residing at the Harvard Law School.</text:p>
            <text:p text:style-name="P21"/>
            <text:p text:style-name="P21">Created a semi-autonomous rover using a Particle Photon, and a Raspberry Pi that <text:span text:style-name="T24">completed various tasks</text:span>. Building the robot improved my C++ and Python programming skills.</text:p>
          </table:table-cell>
        </table:table-row>
        <table:table-row>
          <table:table-cell table:style-name="Table1.A1" office:value-type="string">
            <text:p text:style-name="P6">2015 <text:span text:style-name="T36">–</text:span> <text:span text:style-name="T9">2016</text:span> </text:p>
          </table:table-cell>
          <table:table-cell table:style-name="Table1.A1" office:value-type="string">
            <text:p text:style-name="P25">ACS Hillingdon International School, London, <text:span text:style-name="T28">United Kingdom</text:span></text:p>
            <text:p text:style-name="P7"/>
            <text:p text:style-name="P8">Tech Club, Genius Bar, <text:span text:style-name="T35">ISTA, </text:span>Junior Varsity Basketball, Volleyball and Tennis</text:p>
            <text:p text:style-name="P12"/>
            <text:p text:style-name="P13">For my <text:span text:style-name="T39">tenth grade</text:span> personal project I created an <text:span text:style-name="T35">Internet of Things</text:span> demonstration that use<text:span text:style-name="T40">d</text:span> a Photon <text:span text:style-name="T8">to control servos and lights, and monitor sensors with an accompanying web application I built using JavaScript, HTML, and CSS.</text:span></text:p>
          </table:table-cell>
        </table:table-row>
        <table:table-row>
          <table:table-cell table:style-name="Table1.A1" office:value-type="string">
            <text:p text:style-name="P9">Summer 2015</text:p>
          </table:table-cell>
          <table:table-cell table:style-name="Table1.A1" office:value-type="string">
            <text:p text:style-name="P26">Cambridge Prep Experience</text:p>
            <text:p text:style-name="P10"/>
            <text:p text:style-name="P10">Majored in Science and the Future and minored in Speech and Debate during the summer of 2015 while residing at Peterhouse College at Cambridge University.</text:p>
          </table:table-cell>
        </table:table-row>
        <table:table-row table:style-name="Table1.9">
          <table:table-cell table:style-name="Table1.A9" office:value-type="string">
            <text:p text:style-name="P9">Summer 2014</text:p>
          </table:table-cell>
          <table:table-cell table:style-name="Table1.A9" office:value-type="string">
            <text:p text:style-name="P26">Oxford Prep Experience</text:p>
            <text:p text:style-name="P10"/>
            <text:p text:style-name="P10">Majored in Computer Science and minored in Creative Writing while residing at Oriel College at Oxford University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01in" fo:margin-left="0.3937in" fo:margin-right="0.3937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Robinson</meta:initial-creator>
    <meta:creation-date>2016-04-11T17:48:28.051014564</meta:creation-date>
    <meta:generator>LibreOffice/5.3.1.2$MacOSX_X86_64 LibreOffice_project/e80a0e0fd1875e1696614d24c32df0f95f03deb2</meta:generator>
    <dc:date>2017-05-25T22:51:01.107418000</dc:date>
    <meta:editing-duration>P1DT2H51M36S</meta:editing-duration>
    <meta:editing-cycles>101</meta:editing-cycles>
    <meta:print-date>2017-05-24T20:07:22.601811906</meta:print-date>
    <meta:document-statistic meta:table-count="2" meta:image-count="0" meta:object-count="0" meta:page-count="1" meta:paragraph-count="47" meta:word-count="377" meta:character-count="2707" meta:non-whitespace-character-count="2306"/>
  </office:meta>
</office:document-meta>
</file>